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3" table:default-cell-style-name="ce1"/>
        <table:table-row table:style-name="ro1">
          <table:table-cell table:number-columns-repeated="10"/>
        </table:table-row>
        <table:table-row table:style-name="ro1">
          <table:table-cell office:value-type="string">
            <text:p>Wt</text:p>
          </table:table-cell>
          <table:table-cell table:number-columns-repeated="2"/>
          <table:table-cell office:value-type="string">
            <text:p>Czw</text:p>
          </table:table-cell>
          <table:table-cell table:number-columns-repeated="2"/>
          <table:table-cell office:value-type="string">
            <text:p>Sob</text:p>
          </table:table-cell>
          <table:table-cell table:number-columns-repeated="3"/>
        </table:table-row>
        <table:table-row table:style-name="ro1">
          <table:table-cell office:value-type="string">
            <text:p>back squat</text:p>
          </table:table-cell>
          <table:table-cell office:value-type="string">
            <text:p>2s2</text:p>
          </table:table-cell>
          <table:table-cell table:style-name="ce2" office:value-type="percentage" office:value="0.97">
            <text:p>97,00%</text:p>
          </table:table-cell>
          <table:table-cell office:value-type="string">
            <text:p>Bench press</text:p>
          </table:table-cell>
          <table:table-cell office:value-type="string">
            <text:p>3s2</text:p>
          </table:table-cell>
          <table:table-cell table:style-name="ce2" office:value-type="percentage" office:value="0.97">
            <text:p>97,00%</text:p>
          </table:table-cell>
          <table:table-cell office:value-type="string">
            <text:p>Deadlift</text:p>
          </table:table-cell>
          <table:table-cell office:value-type="string">
            <text:p>2s1</text:p>
          </table:table-cell>
          <table:table-cell table:style-name="ce2" office:value-type="percentage" office:value="0.98">
            <text:p>98,00%</text:p>
          </table:table-cell>
          <table:table-cell/>
        </table:table-row>
        <table:table-row table:style-name="ro1">
          <table:table-cell office:value-type="string">
            <text:p>1a pull up</text:p>
          </table:table-cell>
          <table:table-cell office:value-type="string">
            <text:p>3s5</text:p>
          </table:table-cell>
          <table:table-cell/>
          <table:table-cell office:value-type="string">
            <text:p>1a seal row łokcie niżej</text:p>
          </table:table-cell>
          <table:table-cell office:value-type="string">
            <text:p>3s8</text:p>
          </table:table-cell>
          <table:table-cell office:value-type="string">
            <text:p>RPE 6</text:p>
          </table:table-cell>
          <table:table-cell office:value-type="string">
            <text:p>1a Lat pulldown with neutral narrow grip</text:p>
          </table:table-cell>
          <table:table-cell office:value-type="string">
            <text:p>3s5</text:p>
          </table:table-cell>
          <table:table-cell office:value-type="string">
            <text:p>RPE 6</text:p>
          </table:table-cell>
          <table:table-cell/>
        </table:table-row>
        <table:table-row table:style-name="ro1">
          <table:table-cell office:value-type="string">
            <text:p>1b face pull</text:p>
          </table:table-cell>
          <table:table-cell office:value-type="string">
            <text:p>3s10</text:p>
          </table:table-cell>
          <table:table-cell/>
          <table:table-cell office:value-type="string">
            <text:p>1b band pull apart</text:p>
          </table:table-cell>
          <table:table-cell office:value-type="string">
            <text:p>3s10</text:p>
          </table:table-cell>
          <table:table-cell/>
          <table:table-cell office:value-type="string">
            <text:p>2a ISOHOLD WYT</text:p>
          </table:table-cell>
          <table:table-cell office:value-type="string">
            <text:p>3s10s/letter</text:p>
          </table:table-cell>
          <table:table-cell table:number-columns-repeated="2"/>
        </table:table-row>
        <table:table-row table:style-name="ro1">
          <table:table-cell office:value-type="string">
            <text:p>brzusio</text:p>
          </table:table-cell>
          <table:table-cell office:value-type="string">
            <text:p>not too much</text:p>
          </table:table-cell>
          <table:table-cell/>
          <table:table-cell office:value-type="string">
            <text:p>brzusio</text:p>
          </table:table-cell>
          <table:table-cell office:value-type="string">
            <text:p>not too much</text:p>
          </table:table-cell>
          <table:table-cell/>
          <table:table-cell office:value-type="string">
            <text:p>Brzusio </text:p>
          </table:table-cell>
          <table:table-cell office:value-type="string">
            <text:p>very little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PON</text:p>
          </table:table-cell>
          <table:table-cell table:number-columns-repeated="2"/>
          <table:table-cell office:value-type="string">
            <text:p>Sob</text:p>
          </table:table-cell>
          <table:table-cell table:number-columns-repeated="6"/>
        </table:table-row>
        <table:table-row table:style-name="ro1">
          <table:table-cell office:value-type="string">
            <text:p>back squat</text:p>
          </table:table-cell>
          <table:table-cell office:value-type="string">
            <text:p>3s5</text:p>
          </table:table-cell>
          <table:table-cell table:style-name="ce2" office:value-type="percentage" office:value="0.7">
            <text:p>70,00%</text:p>
          </table:table-cell>
          <table:table-cell office:value-type="string">
            <text:p>Back squat</text:p>
          </table:table-cell>
          <table:table-cell office:value-type="string">
            <text:p>max</text:p>
          </table:table-cell>
          <table:table-cell table:number-columns-repeated="5"/>
        </table:table-row>
        <table:table-row table:style-name="ro1">
          <table:table-cell office:value-type="string">
            <text:p>Bench press</text:p>
          </table:table-cell>
          <table:table-cell office:value-type="string">
            <text:p>3s5</text:p>
          </table:table-cell>
          <table:table-cell table:style-name="ce2" office:value-type="percentage" office:value="0.7">
            <text:p>70,00%</text:p>
          </table:table-cell>
          <table:table-cell office:value-type="string">
            <text:p>Bench press</text:p>
          </table:table-cell>
          <table:table-cell office:value-type="string">
            <text:p>max</text:p>
          </table:table-cell>
          <table:table-cell table:number-columns-repeated="5"/>
        </table:table-row>
        <table:table-row table:style-name="ro1">
          <table:table-cell office:value-type="string">
            <text:p>Pull up</text:p>
          </table:table-cell>
          <table:table-cell office:value-type="string">
            <text:p>3s5</text:p>
          </table:table-cell>
          <table:table-cell/>
          <table:table-cell office:value-type="string">
            <text:p>Deadlift</text:p>
          </table:table-cell>
          <table:table-cell office:value-type="string">
            <text:p>max</text:p>
          </table:table-cell>
          <table:table-cell table:number-columns-repeated="5"/>
        </table:table-row>
        <table:table-row table:style-name="ro1">
          <table:table-cell office:value-type="string">
            <text:p>brzusio</text:p>
          </table:table-cell>
          <table:table-cell office:value-type="string">
            <text:p>very little</text:p>
          </table:table-cell>
          <table:table-cell/>
          <table:table-cell office:value-type="string">
            <text:p>cieplutki żuberek prosto z sauny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13.03.2020</text:date>, <text:time>11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29S</meta:editing-duration>
    <meta:editing-cycles>3</meta:editing-cycles>
    <meta:generator>OpenOffice/4.1.3$Win32 OpenOffice.org_project/413m1$Build-9783</meta:generator>
    <dc:date>2020-03-13T11:43:33.08</dc:date>
    <dc:creator>Dominik 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